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9.491cm" table:align="left"/>
    </style:style>
    <style:style style:name="Tabelle1.A" style:family="table-column">
      <style:table-column-properties style:column-width="2.498cm"/>
    </style:style>
    <style:style style:name="Tabelle1.B" style:family="table-column">
      <style:table-column-properties style:column-width="6.994cm"/>
    </style:style>
    <style:style style:name="Tabelle1.A1" style:family="table-cell">
      <style:table-cell-properties style:vertical-align="middle" fo:padding="0.176cm" fo:border="1pt solid #000000"/>
    </style:style>
    <style:style style:name="Tabelle2" style:family="table">
      <style:table-properties style:width="9.491cm" table:align="left"/>
    </style:style>
    <style:style style:name="Tabelle2.A" style:family="table-column">
      <style:table-column-properties style:column-width="2.498cm"/>
    </style:style>
    <style:style style:name="Tabelle2.B" style:family="table-column">
      <style:table-column-properties style:column-width="6.994cm"/>
    </style:style>
    <style:style style:name="Tabelle2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style:font-name="Cabin" fo:font-size="10pt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0bb960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19fdfb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25111f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1bd6a2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1ce6c1" style:font-size-asian="10pt" style:font-size-complex="10pt"/>
    </style:style>
    <style:style style:name="P7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245ff8" style:font-size-asian="10pt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1dd088" style:font-size-asian="10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Cabin" fo:font-size="10pt" officeooo:rsid="0012034e" officeooo:paragraph-rsid="0012034e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Cabin" fo:font-size="10pt" officeooo:rsid="0012034e" officeooo:paragraph-rsid="00138c69" style:font-size-asian="10pt" style:font-size-complex="10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Cabin" fo:font-size="10pt" officeooo:rsid="001e4405" officeooo:paragraph-rsid="001e4405" style:font-size-asian="10pt" style:font-size-complex="10pt"/>
    </style:style>
    <style:style style:name="P12" style:family="paragraph" style:parent-style-name="Standard">
      <style:text-properties style:font-name="Cabin" fo:font-size="10pt" officeooo:paragraph-rsid="002d6d31" style:font-size-asian="10pt" style:font-size-complex="10pt"/>
    </style:style>
    <style:style style:name="P13" style:family="paragraph" style:parent-style-name="Standard">
      <style:text-properties style:font-name="Cabin" fo:font-size="10pt" officeooo:rsid="002e77b3" officeooo:paragraph-rsid="002e77b3" style:font-size-asian="10pt" style:font-size-complex="10pt"/>
    </style:style>
    <style:style style:name="P14" style:family="paragraph" style:parent-style-name="Standard">
      <style:text-properties style:font-name="Cabi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Cabin" officeooo:rsid="00232ec7" officeooo:paragraph-rsid="00245ff8"/>
    </style:style>
    <style:style style:name="P16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abin" fo:font-size="11pt" fo:font-style="normal" style:text-underline-style="none" fo:font-weight="normal" officeooo:rsid="001e4405" officeooo:paragraph-rsid="001e4405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Cabin"/>
    </style:style>
    <style:style style:name="P18" style:family="paragraph" style:parent-style-name="Text_20_body">
      <style:paragraph-properties fo:line-height="100%" fo:text-align="start" style:justify-single-word="false"/>
      <style:text-properties style:font-name="Cabin" officeooo:rsid="001e4405" officeooo:paragraph-rsid="001e4405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font-name="Cabin" fo:font-size="11pt" fo:font-style="normal" style:text-underline-style="solid" style:text-underline-width="auto" style:text-underline-color="font-color" fo:font-weight="bold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bin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Cabin" officeooo:rsid="001e4405" officeooo:paragraph-rsid="001e4405"/>
    </style:style>
    <style:style style:name="P22" style:family="paragraph" style:parent-style-name="Table_20_Contents">
      <style:text-properties style:font-name="Cabin" fo:font-size="10pt" officeooo:rsid="002e77b3" officeooo:paragraph-rsid="002e77b3" style:font-size-asian="10pt" style:font-size-complex="10pt"/>
    </style:style>
    <style:style style:name="P23" style:family="paragraph" style:parent-style-name="Table_20_Contents">
      <style:text-properties style:font-name="Cabin" fo:font-size="10pt" officeooo:rsid="002ee33d" officeooo:paragraph-rsid="002ee33d" style:font-size-asian="10pt" style:font-size-complex="10pt"/>
    </style:style>
    <style:style style:name="P24" style:family="paragraph" style:parent-style-name="Table_20_Contents">
      <style:text-properties style:font-name="Cabin" fo:font-size="10pt" officeooo:rsid="0032bd53" officeooo:paragraph-rsid="0032bd53" style:font-size-asian="10pt" style:font-size-complex="10pt"/>
    </style:style>
    <style:style style:name="P25" style:family="paragraph" style:parent-style-name="Table_20_Contents">
      <style:text-properties style:font-name="Noto Mono" fo:font-size="10pt" officeooo:rsid="002e77b3" officeooo:paragraph-rsid="002e77b3" style:font-size-asian="10pt" style:font-size-complex="10pt"/>
    </style:style>
    <style:style style:name="P26" style:family="paragraph" style:parent-style-name="Table_20_Contents">
      <style:text-properties style:font-name="Noto Mono" fo:font-size="10pt" officeooo:rsid="002ee33d" officeooo:paragraph-rsid="002ee33d" style:font-size-asian="10pt" style:font-size-complex="10pt"/>
    </style:style>
    <style:style style:name="P27" style:family="paragraph" style:parent-style-name="Table_20_Contents">
      <style:text-properties style:font-name="Noto Mono" fo:font-size="10pt" officeooo:rsid="002f066d" officeooo:paragraph-rsid="002f066d" style:font-size-asian="10pt" style:font-size-complex="10pt"/>
    </style:style>
    <style:style style:name="P28" style:family="paragraph" style:parent-style-name="Table_20_Contents">
      <style:text-properties style:font-name="Noto Mono" fo:font-size="10pt" officeooo:rsid="0030be27" officeooo:paragraph-rsid="0030be27" style:font-size-asian="10pt" style:font-size-complex="10pt"/>
    </style:style>
    <style:style style:name="P29" style:family="paragraph" style:parent-style-name="Table_20_Contents">
      <style:text-properties style:font-name="Noto Mono" fo:font-size="10pt" officeooo:rsid="0032bd53" officeooo:paragraph-rsid="0032bd53" style:font-size-asian="10pt" style:font-size-complex="10pt"/>
    </style:style>
    <style:style style:name="P30" style:family="paragraph" style:parent-style-name="Table_20_Contents">
      <style:text-properties style:font-name="Noto Mono" fo:font-size="10pt" officeooo:rsid="0033e786" officeooo:paragraph-rsid="0033e786" style:font-size-asian="10pt" style:font-size-complex="10pt"/>
    </style:style>
    <style:style style:name="P31" style:family="paragraph" style:parent-style-name="Table_20_Contents">
      <style:text-properties style:font-name="Noto Mono" fo:font-size="10pt" officeooo:rsid="003579d3" officeooo:paragraph-rsid="003579d3" style:font-size-asian="10pt" style:font-size-complex="10pt"/>
    </style:style>
    <style:style style:name="P32" style:family="paragraph" style:parent-style-name="Table_20_Contents">
      <style:text-properties style:font-name="Noto Mono" fo:font-size="10pt" officeooo:rsid="0035d1bc" officeooo:paragraph-rsid="0035d1bc" style:font-size-asian="10pt" style:font-size-complex="10pt"/>
    </style:style>
    <style:style style:name="P33" style:family="paragraph" style:parent-style-name="Table_20_Contents">
      <style:text-properties style:font-name="Noto Mono" fo:font-size="10pt" officeooo:rsid="00379af9" officeooo:paragraph-rsid="00379af9" style:font-size-asian="10pt" style:font-size-complex="10pt"/>
    </style:style>
    <style:style style:name="P34" style:family="paragraph" style:parent-style-name="Standard" style:list-style-name="L1">
      <style:paragraph-properties fo:line-height="100%" fo:text-align="start" style:justify-single-word="false"/>
      <style:text-properties style:font-name="Cabin" fo:font-size="10pt" officeooo:rsid="000bb960" officeooo:paragraph-rsid="000bb960" style:font-size-asian="10pt" style:font-size-complex="10pt"/>
    </style:style>
    <style:style style:name="P35" style:family="paragraph" style:parent-style-name="Standard" style:list-style-name="L1">
      <style:paragraph-properties fo:line-height="100%" fo:text-align="start" style:justify-single-word="false"/>
      <style:text-properties style:font-name="Cabin" fo:font-size="10pt" officeooo:rsid="000bb960" officeooo:paragraph-rsid="0010fe91" style:font-size-asian="10pt" style:font-size-complex="10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Cabin" fo:font-size="10pt" officeooo:rsid="000bb960" officeooo:paragraph-rsid="000bb960" style:font-size-asian="10pt" style:font-size-complex="10pt"/>
    </style:style>
    <style:style style:name="P37" style:family="paragraph" style:parent-style-name="Standard" style:list-style-name="L1">
      <style:paragraph-properties fo:line-height="100%" fo:text-align="start" style:justify-single-word="false"/>
      <style:text-properties style:font-name="Cabin" fo:font-size="10pt" officeooo:rsid="0010fe91" officeooo:paragraph-rsid="0010fe91" style:font-size-asian="10pt" style:font-size-complex="10pt"/>
    </style:style>
    <style:style style:name="P38" style:family="paragraph" style:parent-style-name="Standard" style:list-style-name="L1">
      <style:paragraph-properties fo:line-height="100%" fo:text-align="start" style:justify-single-word="false"/>
      <style:text-properties style:font-name="Cabin" fo:font-size="10pt" officeooo:rsid="002d6d31" officeooo:paragraph-rsid="002d6d31" style:font-size-asian="10pt" style:font-size-complex="10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Cabin" fo:font-size="10pt" officeooo:rsid="001e4405" officeooo:paragraph-rsid="001e4405" style:font-size-asian="10pt" style:font-size-complex="10pt"/>
    </style:style>
    <style:style style:name="P40" style:family="paragraph" style:parent-style-name="Standard" style:list-style-name="L1">
      <style:paragraph-properties fo:line-height="100%" fo:text-align="start" style:justify-single-word="false"/>
      <style:text-properties style:font-name="Cabin" officeooo:paragraph-rsid="0010fe91"/>
    </style:style>
    <style:style style:name="P41" style:family="paragraph" style:parent-style-name="Standard" style:list-style-name="L1">
      <style:paragraph-properties fo:line-height="100%" fo:text-align="start" style:justify-single-word="false"/>
      <style:text-properties style:font-name="Cabin" officeooo:paragraph-rsid="000bb960"/>
    </style:style>
    <style:style style:name="P42" style:family="paragraph" style:parent-style-name="Heading_20_3">
      <style:paragraph-properties fo:line-height="100%" fo:text-align="start" style:justify-single-word="false"/>
      <style:text-properties style:font-name="Cabin"/>
    </style:style>
    <style:style style:name="P43" style:family="paragraph" style:parent-style-name="Heading_20_3">
      <style:paragraph-properties fo:line-height="100%" fo:text-align="start" style:justify-single-word="false"/>
      <style:text-properties style:font-name="Cabin" officeooo:paragraph-rsid="00245ff8"/>
    </style:style>
    <style:style style:name="P44" style:family="paragraph" style:parent-style-name="Heading_20_3">
      <style:paragraph-properties fo:line-height="100%" fo:text-align="start" style:justify-single-word="false" fo:break-before="page"/>
    </style:style>
    <style:style style:name="P45" style:family="paragraph" style:parent-style-name="Table_20_Contents">
      <style:text-properties style:font-name="Cabin" fo:font-size="10pt" officeooo:rsid="0034a73e" officeooo:paragraph-rsid="0035d1bc" style:font-size-asian="10pt" style:font-size-complex="10pt"/>
    </style:style>
    <style:style style:name="P46" style:family="paragraph" style:parent-style-name="Table_20_Contents">
      <style:text-properties style:font-name="Noto Mono" fo:font-size="10pt" officeooo:rsid="00379af9" officeooo:paragraph-rsid="0034a73e" style:font-size-asian="10pt" style:font-size-complex="10pt"/>
    </style:style>
    <style:style style:name="P47" style:family="paragraph" style:parent-style-name="Heading_20_2">
      <style:paragraph-properties fo:line-height="100%" fo:text-align="start" style:justify-single-word="false"/>
      <style:text-properties style:font-name="Cabin"/>
    </style:style>
    <style:style style:name="T1" style:family="text">
      <style:text-properties style:font-name="Cabin"/>
    </style:style>
    <style:style style:name="T2" style:family="text">
      <style:text-properties style:font-name="Cabin" officeooo:rsid="0025111f"/>
    </style:style>
    <style:style style:name="T3" style:family="text">
      <style:text-properties officeooo:rsid="000d33d5"/>
    </style:style>
    <style:style style:name="T4" style:family="text">
      <style:text-properties officeooo:rsid="0010fe91"/>
    </style:style>
    <style:style style:name="T5" style:family="text">
      <style:text-properties officeooo:rsid="00114004"/>
    </style:style>
    <style:style style:name="T6" style:family="text">
      <style:text-properties officeooo:rsid="00138c69"/>
    </style:style>
    <style:style style:name="T7" style:family="text">
      <style:text-properties officeooo:rsid="00168f0f"/>
    </style:style>
    <style:style style:name="T8" style:family="text">
      <style:text-properties officeooo:rsid="00183be2"/>
    </style:style>
    <style:style style:name="T9" style:family="text">
      <style:text-properties officeooo:rsid="0019953b"/>
    </style:style>
    <style:style style:name="T10" style:family="text">
      <style:text-properties officeooo:rsid="0019fdfb"/>
    </style:style>
    <style:style style:name="T11" style:family="text">
      <style:text-properties officeooo:rsid="001bd6a2"/>
    </style:style>
    <style:style style:name="T12" style:family="text">
      <style:text-properties officeooo:rsid="001ce6c1"/>
    </style:style>
    <style:style style:name="T13" style:family="text">
      <style:text-properties officeooo:rsid="001d1af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d6d31" style:font-weight-asian="bold" style:font-weight-complex="bold"/>
    </style:style>
    <style:style style:name="T16" style:family="text">
      <style:text-properties fo:font-weight="bold" officeooo:rsid="002da638" style:font-weight-asian="bold" style:font-weight-complex="bold"/>
    </style:style>
    <style:style style:name="T17" style:family="text">
      <style:text-properties officeooo:rsid="0021d4e8"/>
    </style:style>
    <style:style style:name="T18" style:family="text">
      <style:text-properties officeooo:rsid="00245ff8"/>
    </style:style>
    <style:style style:name="T19" style:family="text">
      <style:text-properties officeooo:rsid="0025111f"/>
    </style:style>
    <style:style style:name="T20" style:family="text">
      <style:text-properties fo:font-size="10pt" officeooo:rsid="000bb960" style:font-size-asian="10pt" style:font-size-complex="10pt"/>
    </style:style>
    <style:style style:name="T21" style:family="text">
      <style:text-properties fo:font-size="10pt" officeooo:rsid="000c2e67" style:font-size-asian="10pt" style:font-size-complex="10pt"/>
    </style:style>
    <style:style style:name="T22" style:family="text">
      <style:text-properties officeooo:rsid="002d6d31"/>
    </style:style>
    <style:style style:name="T23" style:family="text">
      <style:text-properties officeooo:rsid="002da638"/>
    </style:style>
    <style:style style:name="T24" style:family="text">
      <style:text-properties officeooo:rsid="0030be27"/>
    </style:style>
    <style:style style:name="T25" style:family="text">
      <style:text-properties officeooo:rsid="0038e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usammenfassung Erkenntnisse: <text:s text:c="46"/><text:span text:style-name="T18">5V ---[ Sensor] ---- | ---- [Rload] --GND</text:span></text:p>
      <text:p text:style-name="P2"><text:s text:c="137"/><text:span text:style-name="T18">NOX/RED</text:span></text:p>
      <text:list xml:id="list5349045056708634499" text:style-name="L1">
        <text:list-item>
          <text:p text:style-name="P34">Das Datenblatt zum MiCS-4514 ist verwirrend.</text:p>
        </text:list-item>
        <text:list-item>
          <text:p text:style-name="P34">Im Messkreis sind verschiedene Benennungen benannt <text:line-break/>die aber meiner Meinung nach für mich nicht genügend definiert sind.</text:p>
          <text:list>
            <text:list-item>
              <text:p text:style-name="P34">Rs - der Sensor<text:span text:style-name="T18">widerstand</text:span> beim messen </text:p>
            </text:list-item>
            <text:list-item>
              <text:p text:style-name="P34">R0 - der Sensor<text:span text:style-name="T18">widerstand</text:span> in "sauberer" Luft <text:s/>??</text:p>
            </text:list-item>
            <text:list-item>
              <text:p text:style-name="P37">RS/R0 wird im Datenblatt zu ppm aufgezeichnet</text:p>
            </text:list-item>
            <text:list-item>
              <text:p text:style-name="P34">Rs &amp; R0 sind anscheinend derselbe Widerstand in verschiedenen Situationen</text:p>
            </text:list-item>
          </text:list>
        </text:list-item>
        <text:list-item>
          <text:p text:style-name="P34">Falls ich richtig liege wäre vermutlich für R0 → Rs0 zu schreiben richtiger</text:p>
        </text:list-item>
        <text:list-item>
          <text:p text:style-name="P34">Rload - der Festwiderstand zwischen dem und Rs abgegriffen wird.</text:p>
        </text:list-item>
        <text:list-item>
          <text:p text:style-name="P34">Als Mindestgrösse für Rload wird 820 ohm genannt,</text:p>
        </text:list-item>
        <text:list-item>
          <text:p text:style-name="P34">Bei meinem CjMCU-4541 sind zwei SMT W<text:span text:style-name="T4">i</text:span>derstände mit [820] beschriftet, <text:line-break/>das heisst aber 82 Ohm (82 und null weitere nullen) und gehört zum Heizkreis, hat mich verwirrt.</text:p>
        </text:list-item>
        <text:list-item>
          <text:p text:style-name="P34">Rload ist bei meinem Board für <text:span text:style-name="T4">NOX </text:span>NO2 22k [223] und für <text:span text:style-name="T4">RED </text:span>CO 47k [473]</text:p>
        </text:list-item>
      </text:list>
      <text:p text:style-name="P2"/>
      <text:list xml:id="list83918762166148" text:continue-numbering="true" text:style-name="L1">
        <text:list-item>
          <text:p text:style-name="P34"><text:span text:style-name="T15">NOX </text:span><text:span text:style-name="T14">NO2</text:span> soll von 0,05 ppm bis 10 ppm messen, das entspricht 96 µg/m³ - 19120 µg/m³</text:p>
        </text:list-item>
        <text:list-item>
          <text:p text:style-name="P34">Damit ist der Sensor leider nominell nicht für den Bereich unter und <text:line-break/>um 40µg/m³ geeignet, der zur Begründung für Fahrverbote medial gehyped wird .</text:p>
        </text:list-item>
        <text:list-item>
          <text:p text:style-name="P34">Für NO2 soll sich der Widerstand R0 laut Datenblatt <text:line-break/>zwischen 0,8kOhm (0,05ppm) und 20kOhm (10ppm) bewegen.</text:p>
        </text:list-item>
        <text:list-item>
          <text:p text:style-name="P34">Mit steigendem NO2 steigt der Wert von RS/R0 <text:line-break/>damit steigt der Spannungsabfall am Rs <text:s/>und damit dessen Zähler im adc. </text:p>
        </text:list-item>
        <text:list-item>
          <text:p text:style-name="P38">OpenAir Cologne hat festgestellt dass der RED Sensor, eigentlich CO, im – interessanten niedrigen Bereich – mit dem NO2 Gehalt korelliert, evtl. ein Weg den MICS-4514 zweckentfremdet doch nutzen zu können.</text:p>
        </text:list-item>
      </text:list>
      <text:p text:style-name="P2"/>
      <text:p text:style-name="P2"/>
      <text:list xml:id="list83917566990734" text:continue-numbering="true" text:style-name="L1">
        <text:list-item>
          <text:p text:style-name="P34"><text:span text:style-name="T15">RED </text:span><text:span text:style-name="T14">CO</text:span> soll von 1ppm bis 1000ppm messen, das entspricht ca. 1,15 mg/m³ bis 1150 mg/m³</text:p>
        </text:list-item>
        <text:list-item>
          <text:p text:style-name="P35">Damit ist der Sensor leider nominell nicht für den Bereich der üblichen <text:line-break/>offiziellen CO Messwerte in München von 0,2 mg/m³ -0,9 mg/m³ geeignet.</text:p>
        </text:list-item>
        <text:list-item>
          <text:p text:style-name="P40"><text:span text:style-name="T20">Für CO soll sich der Widerstand R0 <text:line-break/>zwischen 100kOhm (bei 1ppm) und 1</text:span><text:span text:style-name="T21">5</text:span><text:span text:style-name="T20">00kOhm (1000ppm) bewegen.</text:span></text:p>
        </text:list-item>
        <text:list-item>
          <text:p text:style-name="P34">Mit steigendem CO sinkt der Wert von RS/R0 <text:line-break/>damit sinkt der Spannungsabfall am RS und damit dessen Zähler im adc</text:p>
        </text:list-item>
      </text:list>
      <text:p text:style-name="P2"/>
      <text:list xml:id="list83919083459136" text:continue-numbering="true" text:style-name="L1">
        <text:list-item>
          <text:p text:style-name="P34">Zur Bestimmung des Wertes R0, besser Rs0, soll der Widerstand <text:line-break/>in möglichst sauberer Luft ermittelt werden. Danach k<text:span text:style-name="T18">ann</text:span> <text:line-break/>dieser Wert in die Formel für R0 eingesetzt werden.</text:p>
        </text:list-item>
        <text:list-item>
          <text:p text:style-name="P41"><text:span text:style-name="T20">Damit kann das im Datenblatt abgebildete Verhältnis Rs / R0 <text:s/><text:line-break/>--&gt; <text:s/>besser Rs / Rs0 , zu ppm abgelesen werden bzw. über den Weg <text:line-break/>der linearen Regression </text:span><text:span text:style-name="T21">eine Formel </text:span><text:span text:style-name="T20">berechnet werden. </text:span><text:span text:style-name="T21">(myscope.net)</text:span></text:p>
        </text:list-item>
      </text:list>
      <text:p text:style-name="P2"/>
      <text:list xml:id="list83918353070104" text:continue-numbering="true" text:style-name="L1">
        <text:list-item>
          <text:p text:style-name="P34">Von Openair/Cologne wird angemerkt dass Wetterphänomäne wie Inversion<text:span text:style-name="T18">s</text:span>lagen Temperatur Luftfeuchte Luftdruck? die Sensorergebnisse stark verändern.</text:p>
        </text:list-item>
      </text:list>
      <text:p text:style-name="P2"/>
      <text:h text:style-name="P47" text:outline-level="2">Verschiedene Projekte zu MICS-4514</text:h>
      <text:h text:style-name="P42" text:outline-level="3">http://myscope.net/auswertung-der-airpi-gas-sensoren/</text:h>
      <text:p text:style-name="P2"/>
      <text:p text:style-name="P2">No2 <text:s text:c="2"/>ppm = pow(10, 0.9682 * log<text:span text:style-name="T5">10</text:span>(Rs/R0) <text:s/>- 0.8108);</text:p>
      <text:p text:style-name="P2">co <text:s text:c="5"/>ppm = pow(10, -1.1859 * log<text:span text:style-name="T5">10</text:span>(Rs/R0) <text:s/>+ 0.6201);</text:p>
      <text:p text:style-name="P2"/>
      <text:p text:style-name="P9">meine Formel aus <text:span text:style-name="T18">eigenen </text:span>Ablesungen Datenblatt und nach myscope.net Methode: <text:s text:c="3"/><text:span text:style-name="T17">Plausibel und sehr ähnlich</text:span></text:p>
      <text:p text:style-name="P9">NO2 <text:s/><text:span text:style-name="T6">PPM = POW(10, <text:s/>0,99363407270076 * log10(RS/R0) – 0,800900894085055)</text:span></text:p>
      <text:p text:style-name="P10">CO <text:s text:c="4"/><text:span text:style-name="T6">PPM = POW(10, -1,17462679264927 <text:s text:c="4"/>* log10(RS/R0) + 0,657906357391024)</text:span></text:p>
      <text:h text:style-name="P42" text:outline-level="3"><text:soft-page-break/></text:h>
      <text:p text:style-name="P17"/>
      <text:p text:style-name="P17"/>
      <text:p text:style-name="P1">umstellen nach R0</text:p>
      <text:p text:style-name="P1">NO2 <text:s/><text:span text:style-name="T6">PPM = POW(10, <text:s/>0,99363407270076 * log10(RS/R0) – 0,800900894085055)</text:span></text:p>
      <text:p text:style-name="P1"/>
      <text:p text:style-name="P1">log10(no2ppm) = <text:s/><text:span text:style-name="T6">0,99363407270076 * log10(RS/R0) – 0,800900894085055</text:span></text:p>
      <text:p text:style-name="P1">log10(no2ppm) + <text:span text:style-name="T6">0,800900894085055 </text:span>= <text:span text:style-name="T6">0,99363407270076 * log10(RS/R0)</text:span></text:p>
      <text:p text:style-name="P1">(log10(no2ppm) + <text:span text:style-name="T6">0,800900894085055 </text:span>) / <text:span text:style-name="T6">0,99363407270076 </text:span>= <text:span text:style-name="T6">log10(RS/R0)</text:span> </text:p>
      <text:p text:style-name="P1">POW(10, ( (log10(no2ppm) + 0,800900894085055 ) / 0,99363407270076 <text:s/>)) = RS/R0</text:p>
      <text:p text:style-name="P1"/>
      <text:p text:style-name="P14">R0 = RS / <text:span text:style-name="T6">POW(10, ( (log10(no2ppm) <text:s text:c="6"/>+ 0,800900894085055 ) / 0,99363407270076 <text:s/>)) </text:span></text:p>
      <text:p text:style-name="P14">RS = R0 * <text:span text:style-name="T6">POW(10, ( (log10(no2ppm) <text:s text:c="6"/>+ 0,800900894085055 ) / 0,99363407270076 <text:s/>))</text:span></text:p>
      <text:p text:style-name="P1"/>
      <text:p text:style-name="P12">R0 = RS / POW(10, ( (log10(no2µg / <text:span text:style-name="T22">1912,02966843778</text:span>) + 0,800900894085055 ) / 0,99363407270076 <text:s/>)) </text:p>
      <text:p text:style-name="P12">RS = R0 / POW(10, ( (log10(no2µg / <text:span text:style-name="T22">1912,02966843778</text:span>) + 0,800900894085055 ) / 0,99363407270076 <text:s/>)) </text:p>
      <text:p text:style-name="P1"/>
      <text:p text:style-name="P1">dito für CO:</text:p>
      <text:p text:style-name="P1">CO <text:s text:c="4"/>PPM = POW(10, -1,17462679264927 <text:s text:c="4"/>* <text:s/>log10(RS/R0) + 0,657906357391024) </text:p>
      <text:p text:style-name="P1">log10(coppm) = <text:s text:c="12"/>-1,17462679264927 <text:s text:c="4"/>* <text:s/>log10(RS/R0) + 0,657906357391024</text:p>
      <text:p text:style-name="P1">(log10(coppm) <text:s/>- 0,657906357391024) <text:s/>= <text:s/>-1,17462679264927 <text:s text:c="4"/>* <text:s/>log10(RS/R0) </text:p>
      <text:p text:style-name="P1">log10(RS/R0) = <text:s text:c="9"/>( (log10(coppm) <text:s/>- 0,657906357391024) <text:s/>/ -1,17462679264927 ) </text:p>
      <text:p text:style-name="P1">RS/R0 = POW(10, <text:s text:c="4"/>( (log10(coppm) <text:s/>- 0,657906357391024) <text:s/>/ -1,17462679264927 ) <text:s/>)</text:p>
      <text:p text:style-name="P1"/>
      <text:p text:style-name="P14">R0 <text:s/>= <text:s/>RS / POW(10, ( (log10(coppm) <text:s/>- 0,657906357391024) <text:s/>/ -1,17462679264927 ) <text:s/>)</text:p>
      <text:p text:style-name="P14">RS <text:s/>= <text:s/>R0 * POW(10, ( (log10(coppm) <text:s/>- 0,657906357391024) <text:s/>/ -1,17462679264927 ) <text:s/>)</text:p>
      <text:p text:style-name="P1"/>
      <text:p text:style-name="P12">R0 <text:s/>= <text:s/>RS / POW(10, ( (log10(co<text:span text:style-name="T22">µg</text:span> / <text:span text:style-name="T22">1164,12061629462</text:span>) <text:s/>- 0,657906357391024) <text:s/>/ -1,17462679264927 ) <text:s/>)</text:p>
      <text:p text:style-name="P12">RS <text:s/>= <text:s/>R0 * POW(10, ( (log10(co<text:span text:style-name="T22">µg</text:span> / <text:span text:style-name="T22">1164,12061629462</text:span>) <text:s/>- 0,657906357391024) <text:s/>/ -1,17462679264927 ) <text:s/>)</text:p>
      <text:p text:style-name="P1"/>
      <text:p text:style-name="P1">Vorgehensweise:</text:p>
      <text:p text:style-name="P1">Displayanzeige ZaehlerRs, <text:span text:style-name="T14">Rs</text:span>,<text:span text:style-name="T23">R0</text:span> <text:s/>Zeitraum 1 h, <text:s/></text:p>
      <text:p text:style-name="P1">Durchschnitt bilden, <text:s/>mit offiz Stundenmittelwert vergleichen, R0 errechnen, eintragen</text:p>
      <text:p text:style-name="P1">Displayanzeige ZaehlerRs, <text:span text:style-name="T14">Rs, </text:span><text:span text:style-name="T16">R0</text:span> ppm, µg <text:s/>Zeitraum 1 h, <text:s/></text:p>
      <text:p text:style-name="P1">Durchschnitt bilden, <text:s/>mit offiz Stundenmittelwert vergleichen, R0 errechnen, abgleichen</text:p>
      <text:p text:style-name="P1"/>
      <text:p text:style-name="P1"/>
      <text:p text:style-name="P13"/>
      <text:h text:style-name="P44" text:outline-level="3"><text:a xlink:type="simple" xlink:href="https://github.com/OpenAirCgn/" text:style-name="Internet_20_link" text:visited-style-name="Visited_20_Internet_20_Link"><text:span text:style-name="T1">https://github.com/OpenAirCgn/</text:span></text:a><text:span text:style-name="T1"> <text:s text:c="5"/></text:span><text:span text:style-name="T2">Widerstandsrechnung plausibel</text:span></text:h>
      <text:p text:style-name="P2">r0_ox = 900; // assumed resistance in fresh air... to be calibrated</text:p>
      <text:p text:style-name="P2">r0_co = 200; // assumed resistance in fresh air... to be calibrated</text:p>
      <text:p text:style-name="P2">resolution = 4096; // resolution steps of the ADC</text:p>
      <text:p text:style-name="P2">board_volt = 3.3; // input voltage</text:p>
      <text:p text:style-name="P2">r5 = 3900; <text:s text:c="6"/>// RLOAD_OX in Ohm</text:p>
      <text:p text:style-name="P2">r7 = 360000; // RLOAD_CO in Ohm</text:p>
      <text:p text:style-name="P2"/>
      <text:p text:style-name="P2">/*********************************************************************************************************</text:p>
      <text:p text:style-name="P2">** Descriptions: <text:s text:c="11"/>read out pin and calculate resistance no2</text:p>
      <text:p text:style-name="P2">*********************************************************************************************************/</text:p>
      <text:p text:style-name="P2">float OpenAirSensor::get_ox_resistance(void)</text:p>
      <text:p text:style-name="P2">{ <text:s/>a_ox = analogRead(_vnox); <text:s text:c="34"/>// <text:span text:style-name="T7">zähler aus adc entspricht Spannung Rload</text:span></text:p>
      <text:p text:style-name="P2"><text:s text:c="2"/>vout_ox = (board_volt / resolution) * a_ox; <text:s text:c="4"/>// Calculates the Voltage <text:span text:style-name="T8">of RLOAD NOX (R5)</text:span></text:p>
      <text:p text:style-name="P2"><text:s text:c="2"/>r_ox = ((board_volt - vout_ox) * r5)/vout_ox; // Calculates the resistance <text:s/><text:span text:style-name="T9">Rrs = Urs * Rload /Urload</text:span></text:p>
      <text:p text:style-name="P2"><text:s text:c="86"/>// <text:span text:style-name="T9">Spannungsteiler r1/u1 = r2/u2 <text:s/>r_ox = RS_NO2</text:span></text:p>
      <text:p text:style-name="P2"><text:s text:c="2"/>return isnan(r_ox)?-1:r_ox;}</text:p>
      <text:p text:style-name="P2"/>
      <text:p text:style-name="P2">/*********************************************************************************************************</text:p>
      <text:p text:style-name="P2">** Descriptions: <text:s text:c="11"/>read out pin and calculate resistance co <text:s text:c="2"/></text:p>
      <text:p text:style-name="P2">*********************************************************************************************************/</text:p>
      <text:p text:style-name="P2">float OpenAirSensor::get_co_resistance(void)</text:p>
      <text:p text:style-name="P3">{ <text:s/>a_co = analogRead(_vred); <text:s text:c="33"/>// <text:span text:style-name="T7">zähler aus adc entspricht Spannung Rload</text:span></text:p>
      <text:p text:style-name="P2"><text:s text:c="2"/>vout_co = (board_volt / resolution) * a_co; <text:s text:c="4"/>// Calculates the Voltage <text:s/><text:span text:style-name="T10">RLOAD CO (r7)</text:span></text:p>
      <text:p text:style-name="P3"><text:s text:c="2"/>r_co = ((board_volt - vout_co) * r7)/vout_co; // Calculates the resistance <text:span text:style-name="T9">Rrs = Urs * Rload /Urload</text:span></text:p>
      <text:p text:style-name="P3"><text:s text:c="84"/>// <text:span text:style-name="T9">Spannungsteiler r1/u1 = r2/u2 <text:s/>r_co = RS_CO</text:span></text:p>
      <text:p text:style-name="P2"><text:s text:c="2"/>return isnan(r_co)?-1:r_co;}</text:p>
      <text:p text:style-name="P2"/>
      <text:p text:style-name="P2">/*********************************************************************************************************</text:p>
      <text:p text:style-name="P2">** Descriptions: <text:s text:c="11"/>doCalibration on average resistance of NO t.b.d. in clean air</text:p>
      <text:p text:style-name="P2">*********************************************************************************************************/</text:p>
      <text:p text:style-name="P2">void OpenAirSensor::do_calibrate(void)</text:p>
      <text:p text:style-name="P2">{ <text:s/>int sum_ox = 0;</text:p>
      <text:p text:style-name="P2"><text:s text:c="2"/>for(int j = 0; j &lt; 20; j++) {</text:p>
      <text:p text:style-name="P2"><text:s text:c="4"/>sum_ox += get_ox_resistance();</text:p>
      <text:p text:style-name="P2"><text:s text:c="4"/>delay(100); }</text:p>
      <text:p text:style-name="P2"><text:s text:c="2"/>r0_ox = sum_ox / 20;</text:p>
      <text:p text:style-name="P2"><text:s text:c="2"/>int sum_co = 0;</text:p>
      <text:p text:style-name="P2"><text:s text:c="2"/>for(int j = 0; j &lt; 20; j++) {</text:p>
      <text:p text:style-name="P2"><text:s text:c="4"/>sum_co += get_co_resistance();</text:p>
      <text:p text:style-name="P2"><text:s text:c="4"/>delay(100);}</text:p>
      <text:p text:style-name="P2"><text:s text:c="2"/>r0_co = sum_co / 20;}</text:p>
      <text:p text:style-name="P2">/*********************************************************************************************************</text:p>
      <text:p text:style-name="P2">** Descriptions: <text:s text:c="11"/>measure NO2 <text:s text:c="16"/><text:span text:style-name="T19">Rückrechnung mir noch unklar</text:span></text:p>
      <text:p text:style-name="P2">*********************************************************************************************************/</text:p>
      <text:p text:style-name="P2">float OpenAirSensor::NO2_ppm(void)</text:p>
      <text:p text:style-name="P2">{ <text:s/>ratio_ox = get_ox_resistance() / r0_ox ; <text:s text:c="9"/>// <text:span text:style-name="T11">RS/R0</text:span></text:p>
      <text:p text:style-name="P2"><text:s text:c="2"/>ppm_ox = pow(ratio_ox, 1.007)/6.855; <text:s text:c="11"/>// Calculates ppm <text:s/><text:span text:style-name="T11">pow( RS/R0, 1,007) / 6,855 <text:s/>???</text:span></text:p>
      <text:p text:style-name="P2"><text:s text:c="2"/>return isnan(ppm_ox)?-3:ppm_ox;}</text:p>
      <text:p text:style-name="P2">/*********************************************************************************************************</text:p>
      <text:p text:style-name="P4">** Descriptions: <text:s text:c="11"/>measure CO <text:s text:c="19"/><text:span text:style-name="T19">Rückrechnung <text:s/>mir unklar</text:span></text:p>
      <text:p text:style-name="P2">*********************************************************************************************************/</text:p>
      <text:p text:style-name="P2">float OpenAirSensor::CO_ppm(void)</text:p>
      <text:p text:style-name="P2">{ <text:s/>ratio_co = get_co_resistance() / r0_co;</text:p>
      <text:p text:style-name="P5"><text:s text:c="2"/>ppm_co = pow(ratio_co, -1.179)*4.385; <text:s text:c="12"/>// Calculates ppm <text:s text:c="4"/>pow(<text:span text:style-name="T11">RS/R0</text:span>, -1.179)*4.385 ???</text:p>
      <text:p text:style-name="P2"><text:s text:c="2"/>return isnan(ppm_co)?-3:ppm_co;}</text:p>
      <text:h text:style-name="P42" text:outline-level="3"><text:soft-page-break/>https://github.com/panStamp/swap/blob/master/examples/respira/sensor.h <text:s/>.<text:span text:style-name="T3">ino</text:span></text:h>
      <text:p text:style-name="P2"/>
      <text:p text:style-name="P6"><text:s text:c="2"/>reading = analogRead(ANALOG_CO); <text:s text:c="4"/>/* Read CO sensor <text:s text:c="2"/>*/</text:p>
      <text:p text:style-name="P6"><text:s text:c="2"/>fVolt = (reading * 3.3) / 1024.0; <text:s text:c="16"/>// Convert reading to voltage (Volts)</text:p>
      <text:p text:style-name="P6"><text:s text:c="2"/>calib = CALIB_R0_CO; <text:s text:c="31"/>// <text:span text:style-name="T12">750000</text:span></text:p>
      <text:p text:style-name="P6"><text:s text:c="2"/>fRes = (5000.0/fVolt - 1000) / calib; <text:s text:c="3"/>// Get Rs/R0 value</text:p>
      <text:p text:style-name="P2"/>
      <text:p text:style-name="P2"><text:s text:c="2"/>// Convert to ppm</text:p>
      <text:p text:style-name="P2"><text:s text:c="2"/>if (fRes &gt; 0.7)</text:p>
      <text:p text:style-name="P2"><text:s text:c="4"/>fRes = 0.7;</text:p>
      <text:p text:style-name="P2"><text:s text:c="2"/>if (fRes &gt; 0.6)</text:p>
      <text:p text:style-name="P2"><text:s text:c="4"/>fConc = (0.711 - fRes) / 0.011;</text:p>
      <text:p text:style-name="P2"><text:s text:c="2"/>else if (fRes &gt; 0.3)</text:p>
      <text:p text:style-name="P2"><text:s text:c="4"/>fConc = (0.7 - fRes) / 0.01;</text:p>
      <text:p text:style-name="P2"><text:s text:c="2"/>else</text:p>
      <text:p text:style-name="P2"><text:s text:c="4"/>fConc = (0.3233 - fRes) / 0.00058;</text:p>
      <text:p text:style-name="P2"/>
      <text:p text:style-name="P2"><text:s text:c="2"/>reading = analogRead(ANALOG_NO2);</text:p>
      <text:p text:style-name="P2"><text:s text:c="2"/>fVolt = (reading * 3.3) / 1024.0; <text:s text:c="16"/>// Convert reading to voltage (Volts)</text:p>
      <text:p text:style-name="P2"><text:s text:c="2"/>calib = CALIB_R0_NO2; <text:s text:c="28"/>// <text:span text:style-name="T12">2200</text:span></text:p>
      <text:p text:style-name="P6"><text:s text:c="2"/>fRes = (5000.0/fVolt - 1000) / calib; <text:s text:c="3"/>// Get Rs/R0 value</text:p>
      <text:p text:style-name="P2"/>
      <text:p text:style-name="P2"><text:s text:c="2"/>// Convert to ppm</text:p>
      <text:p text:style-name="P2"><text:s text:c="2"/>if (fRes &lt; 3.0)</text:p>
      <text:p text:style-name="P2"><text:s text:c="4"/>fRes = 3.0;</text:p>
      <text:p text:style-name="P2"><text:s text:c="2"/>if (fRes &gt;= 3.0 &amp;&amp; fRes &lt; 8.0)</text:p>
      <text:p text:style-name="P2"><text:s text:c="4"/>fConc = (fRes - 0.5) / 0.25;</text:p>
      <text:p text:style-name="P2"><text:s text:c="2"/>else</text:p>
      <text:p text:style-name="P2"><text:s text:c="4"/>fConc = (fRes + 129.655) / 4.589;</text:p>
      <text:p text:style-name="P2"/>
      <text:h text:style-name="P42" text:outline-level="3">https://github.com/NationalAssociationOfRealtors/PiAQ/commit/cc4948cea3390a6df1ba7199cfc5aaa81f1222a6 <text:s text:c="4"/></text:h>
      <text:p text:style-name="P2">- <text:s/>float adc = analogRead(VNOX_PIN); <text:s text:c="34"/>// <text:span text:style-name="T13">müsste CO sein</text:span></text:p>
      <text:p text:style-name="P2">- <text:s/>float Rs = 47000.0/(1023.0/adc); <text:s text:c="36"/>// <text:span text:style-name="T13">Rload 47k CO ??</text:span></text:p>
      <text:p text:style-name="P2">- <text:s/>float R0 = 82000.0;</text:p>
      <text:p text:style-name="P2">- <text:s/>float ratio = Rs/R0;</text:p>
      <text:p text:style-name="P2">- <text:s/>float concentration = ((-181.4)*log(ratio))-97.469; <text:s text:c="10"/>// <text:span text:style-name="T13">CO sinkend</text:span></text:p>
      <text:p text:style-name="P2"/>
      <text:p text:style-name="P2"><text:s text:c="2"/>float adc = analogRead(VRED_PIN); <text:s text:c="35"/>// <text:span text:style-name="T13">müsste NOX sein</text:span></text:p>
      <text:p text:style-name="P2">- <text:s/>float Rs = 22000.0/(1023.0/adc); <text:s text:c="34"/>// <text:span text:style-name="T13">Rload 22k NO2 ??</text:span></text:p>
      <text:p text:style-name="P2">- <text:s/>float R0 = 350.0;</text:p>
      <text:p text:style-name="P2">- <text:s/>float ratio = Rs/R0;</text:p>
      <text:p text:style-name="P2">- <text:s/>float concentration = (124.28*log(ratio))-270.37; <text:s text:c="10"/>// <text:span text:style-name="T13">NO2 steigend</text:span></text:p>
      <text:p text:style-name="P2"/>
      <text:h text:style-name="P42" text:outline-level="3">https://github.com/Edvardoh/ArduinoAirQuality/blob/master/Arduino_NO2_CO_test/Arduino_NO2_CO_test.ino</text:h>
      <text:p text:style-name="P2"/>
      <text:p text:style-name="P7"><text:s text:c="2"/>Vout = analogRead(NO2)/409.2; <text:s text:c="7"/>// read NO2 sensor: <text:s text:c="5"/>// take reading and convert ADC value to voltage</text:p>
      <text:p text:style-name="P2"><text:s text:c="2"/>Rs = 22000/((5/Vout) - 1); <text:s text:c="22"/>// find sensor resistance from Vout, using 5V input &amp; 22kOhm load resistor</text:p>
      <text:p text:style-name="P8"><text:s text:c="2"/>ppbNO2 = (.000008*Rs - .0194)*1000; <text:s text:c="3"/>//convert Rs to ppb concentration NO2 (</text:p>
      <text:p text:style-name="P8"><text:s text:c="82"/>//equation derived from data found on http://airpi.es/sensors.php</text:p>
      <text:p text:style-name="P7"><text:s text:c="2"/>Vout = analogRead(CO)/409.2; <text:s text:c="7"/>// read CO sensor: <text:s text:c="10"/>// take reading and convert ADC value to voltage</text:p>
      <text:p text:style-name="P2"><text:s text:c="2"/>Rs = 100000/((5/Vout) - 1); <text:s text:c="15"/>// find sensor resistance from Vout, using 5V input &amp; 100kOhm load resistor</text:p>
      <text:p text:style-name="P2"><text:soft-page-break/><text:s text:c="2"/>ppmCO = 911.19*pow(2.71828,(-8.577*Rs/100000)); <text:s text:c="3"/>//convert Rs to ppm concentration CO</text:p>
      <text:p text:style-name="P2"/>
      <text:p text:style-name="P11"/>
      <text:p text:style-name="P11"/>
      <text:p text:style-name="P11"/>
      <text:p text:style-name="P11"/>
      <text:p text:style-name="P11">from airpi.es:</text:p>
      <text:p text:style-name="P11"/>
      <text:p text:style-name="P16"><text:bookmark text:name="docs-internal-guid-f512b57b-1298-ed38-482c-13987033cc42"/>(NB: Rs/Ro = current sensor resistance divided by sensor resistance in clean air)</text:p>
      <text:p text:style-name="P19">Reading the MICS-2710 NO2 Sensor</text:p>
      <text:p text:style-name="P21">kann nicht stimmen wenn der sensor 0,05 – 10 ppm no2 misst 0,05 ppm = 50 ppb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0">Rs/Ro %</text:p>
          </table:table-cell>
          <table:table-cell table:style-name="Tabelle1.A1" office:value-type="string">
            <text:p text:style-name="P20">NO2 Concentration (Parts Per Million)</text:p>
          </table:table-cell>
        </table:table-row>
        <table:table-row>
          <table:table-cell table:style-name="Tabelle1.A1" office:value-type="string">
            <text:p text:style-name="P20">100</text:p>
          </table:table-cell>
          <table:table-cell table:style-name="Tabelle1.A1" office:value-type="string">
            <text:p text:style-name="P20">0-0.25</text:p>
          </table:table-cell>
        </table:table-row>
        <table:table-row>
          <table:table-cell table:style-name="Tabelle1.A1" office:value-type="string">
            <text:p text:style-name="P20">100-133</text:p>
          </table:table-cell>
          <table:table-cell table:style-name="Tabelle1.A1" office:value-type="string">
            <text:p text:style-name="P20">0.25-0.325</text:p>
          </table:table-cell>
        </table:table-row>
        <table:table-row>
          <table:table-cell table:style-name="Tabelle1.A1" office:value-type="string">
            <text:p text:style-name="P20">133-167</text:p>
          </table:table-cell>
          <table:table-cell table:style-name="Tabelle1.A1" office:value-type="string">
            <text:p text:style-name="P20">0.325-0.475</text:p>
          </table:table-cell>
        </table:table-row>
        <table:table-row>
          <table:table-cell table:style-name="Tabelle1.A1" office:value-type="string">
            <text:p text:style-name="P20">167-200</text:p>
          </table:table-cell>
          <table:table-cell table:style-name="Tabelle1.A1" office:value-type="string">
            <text:p text:style-name="P20">0.475-0.575</text:p>
          </table:table-cell>
        </table:table-row>
        <table:table-row>
          <table:table-cell table:style-name="Tabelle1.A1" office:value-type="string">
            <text:p text:style-name="P20">200-233</text:p>
          </table:table-cell>
          <table:table-cell table:style-name="Tabelle1.A1" office:value-type="string">
            <text:p text:style-name="P20">0.575-0.665</text:p>
          </table:table-cell>
        </table:table-row>
        <table:table-row>
          <table:table-cell table:style-name="Tabelle1.A1" office:value-type="string">
            <text:p text:style-name="P20">233-267</text:p>
          </table:table-cell>
          <table:table-cell table:style-name="Tabelle1.A1" office:value-type="string">
            <text:p text:style-name="P20">0.665-0.75</text:p>
          </table:table-cell>
        </table:table-row>
      </table:table>
      <text:p text:style-name="P18"/>
      <text:p text:style-name="P19">Reading the CO Sensor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0">Rs/Ro %</text:p>
          </table:table-cell>
          <table:table-cell table:style-name="Tabelle2.A1" office:value-type="string">
            <text:p text:style-name="P20">CO Concentration (Parts Per Million)</text:p>
          </table:table-cell>
        </table:table-row>
        <table:table-row>
          <table:table-cell table:style-name="Tabelle2.A1" office:value-type="string">
            <text:p text:style-name="P20">100-90</text:p>
          </table:table-cell>
          <table:table-cell table:style-name="Tabelle2.A1" office:value-type="string">
            <text:p text:style-name="P20">0-1.5</text:p>
          </table:table-cell>
        </table:table-row>
        <table:table-row>
          <table:table-cell table:style-name="Tabelle2.A1" office:value-type="string">
            <text:p text:style-name="P20">90-85</text:p>
          </table:table-cell>
          <table:table-cell table:style-name="Tabelle2.A1" office:value-type="string">
            <text:p text:style-name="P20">1.5-5</text:p>
          </table:table-cell>
        </table:table-row>
        <table:table-row>
          <table:table-cell table:style-name="Tabelle2.A1" office:value-type="string">
            <text:p text:style-name="P20">85-80</text:p>
          </table:table-cell>
          <table:table-cell table:style-name="Tabelle2.A1" office:value-type="string">
            <text:p text:style-name="P20">5-6</text:p>
          </table:table-cell>
        </table:table-row>
        <table:table-row>
          <table:table-cell table:style-name="Tabelle2.A1" office:value-type="string">
            <text:p text:style-name="P20">80-75</text:p>
          </table:table-cell>
          <table:table-cell table:style-name="Tabelle2.A1" office:value-type="string">
            <text:p text:style-name="P20">6-7</text:p>
          </table:table-cell>
        </table:table-row>
        <table:table-row>
          <table:table-cell table:style-name="Tabelle2.A1" office:value-type="string">
            <text:p text:style-name="P20">75-70</text:p>
          </table:table-cell>
          <table:table-cell table:style-name="Tabelle2.A1" office:value-type="string">
            <text:p text:style-name="P20">7-8</text:p>
          </table:table-cell>
        </table:table-row>
        <table:table-row>
          <table:table-cell table:style-name="Tabelle2.A1" office:value-type="string">
            <text:p text:style-name="P20">70-65</text:p>
          </table:table-cell>
          <table:table-cell table:style-name="Tabelle2.A1" office:value-type="string">
            <text:p text:style-name="P20">8-12</text:p>
          </table:table-cell>
        </table:table-row>
        <table:table-row>
          <table:table-cell table:style-name="Tabelle2.A1" office:value-type="string">
            <text:p text:style-name="P20">65-60</text:p>
          </table:table-cell>
          <table:table-cell table:style-name="Tabelle2.A1" office:value-type="string">
            <text:p text:style-name="P20">12-14</text:p>
          </table:table-cell>
        </table:table-row>
        <table:table-row>
          <table:table-cell table:style-name="Tabelle2.A1" office:value-type="string">
            <text:p text:style-name="P20">60-55</text:p>
          </table:table-cell>
          <table:table-cell table:style-name="Tabelle2.A1" office:value-type="string">
            <text:p text:style-name="P20">14-18</text:p>
          </table:table-cell>
        </table:table-row>
        <table:table-row>
          <table:table-cell table:style-name="Tabelle2.A1" office:value-type="string">
            <text:p text:style-name="P20">55-50</text:p>
          </table:table-cell>
          <table:table-cell table:style-name="Tabelle2.A1" office:value-type="string">
            <text:p text:style-name="P20">18-22</text:p>
          </table:table-cell>
        </table:table-row>
      </table:table>
      <text:p text:style-name="P17"><text:line-break/></text:p>
      <text:h text:style-name="P43" text:outline-level="3">https://github.com/EmwareStd/Ventilation-system.-CO-and-NOx-control./blob/develop/Firmware/Sensor_module/Sensor_module.ino</text:h>
      <text:p text:style-name="P15">Kein plan was der code mac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2:01:22.127814567</meta:creation-date>
    <dc:date>2018-06-22T08:39:17.258543148</dc:date>
    <meta:editing-duration>PT4H35M43S</meta:editing-duration>
    <meta:editing-cycles>41</meta:editing-cycles>
    <meta:generator>LibreOffice/5.2.7.2$Linux_X86_64 LibreOffice_project/20m0$Build-2</meta:generator>
    <meta:document-statistic meta:table-count="2" meta:image-count="0" meta:object-count="0" meta:page-count="5" meta:paragraph-count="196" meta:word-count="1438" meta:character-count="11688" meta:non-whitespace-character-count="9191"/>
  </office:meta>
</office:document-meta>
</file>